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8.1909in"/>
    </style:style>
    <style:style style:name="co5" style:family="table-column">
      <style:table-column-properties fo:break-before="auto" style:column-width="8.3126in"/>
    </style:style>
    <style:style style:name="co6" style:family="table-column">
      <style:table-column-properties fo:break-before="auto" style:column-width="7.0043in"/>
    </style:style>
    <style:style style:name="co7" style:family="table-column">
      <style:table-column-properties fo:break-before="auto" style:column-width="22.8335in"/>
    </style:style>
    <style:style style:name="co8" style:family="table-column">
      <style:table-column-properties fo:break-before="auto" style:column-width="3.2516in"/>
    </style:style>
    <style:style style:name="co9" style:family="table-column">
      <style:table-column-properties fo:break-before="auto" style:column-width="3.016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able-cell-properties fo:background-color="#158466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bf819e"/>
    </style:style>
    <style:style style:name="ce10" style:family="table-cell" style:parent-style-name="Default">
      <style:table-cell-properties fo:background-color="#2a6099"/>
    </style:style>
    <style:style style:name="ce11" style:family="table-cell" style:parent-style-name="Default">
      <style:table-cell-properties fo:background-color="#3465a4"/>
    </style:style>
    <style:style style:name="ce12" style:family="table-cell" style:parent-style-name="Default">
      <style:table-cell-properties fo:background-color="#80008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doc_info_US_25.csv_lab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KeyBERT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epresentative_Docs</text:p>
          </table:table-cell>
          <table:table-cell office:value-type="string" calcext:value-type="string">
            <text:p>about-label_prompt1</text:p>
          </table:table-cell>
          <table:table-cell office:value-type="string" calcext:value-type="string">
            <text:p>about-label_prompt2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84736" calcext:value-type="float">
            <text:p>84736</text:p>
          </table:table-cell>
          <table:table-cell office:value-type="string" calcext:value-type="string">
            <text:p>-1_amp_day_im_like</text:p>
          </table:table-cell>
          <table:table-cell office:value-type="string" calcext:value-type="string">
            <text:p>['amp', 'day', 'im', 'like', 'one', 'time', 'get', 'today', 'love', 'go', 'back', 'see', 'good', 'great', 'home', 'new', 'people', 'got', 'going', 'last', 'happy', 'us', 'know', 'night', 'th', 'work', 'come', 'live', 'first', 'family']</text:p>
          </table:table-cell>
          <table:table-cell office:value-type="string" calcext:value-type="string">
            <text:p>['let', 'going', 'great', 'come', 'last', 'back', 'everyone', 'go', 'good', 'today']</text:p>
          </table:table-cell>
          <table:table-cell office:value-type="string" calcext:value-type="string">
            <text:p>['day', 'love', 'back', 'home', 'last', 'happy', 'come', 'live', 'first', 'family']</text:p>
          </table:table-cell>
          <table:table-cell office:value-type="string" calcext:value-type="string">
            <text:p>['damn i was looking for that match up yall let a good one go', 'im going for all the way through', 'i miss back home but there was nothing for me back home . i think i miss the feeling of being safe or the feeling of family . but i need to know i can make my safe place and im just missing my auntie , someone being here with me .. i hate being alone seriously']</text:p>
          </table:table-cell>
          <table:table-cell office:value-type="string" calcext:value-type="string">
            <text:p> "Daily Life &amp; Interactions"</text:p>
            <text:p/>
          </table:table-cell>
          <table:table-cell office:value-type="string" calcext:value-type="string">
            <text:p><text:s/>"Daily Life &amp; Social Interactions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15" calcext:value-type="float">
            <text:p>25115</text:p>
          </table:table-cell>
          <table:table-cell table:style-name="ce1" office:value-type="string" calcext:value-type="string">
            <text:p>0_love_happy_music_birthday</text:p>
          </table:table-cell>
          <table:table-cell office:value-type="string" calcext:value-type="string">
            <text:p>['love', 'happy', 'music', 'birthday', 'day', 'amp', 'new', 'im', 'school', 'christmas', 'good', 'one', 'come', 'show', 'great', 'like', 'see', 'time', 'us', 'today', 'year', 'thank', 'back', 'get', 'know', 'god', 'morning', 'week', 'go', 'got']</text:p>
          </table:table-cell>
          <table:table-cell office:value-type="string" calcext:value-type="string">
            <text:p>['birthday', 'great', 'thanks', 'welcome', 'happy', 'everyone', 'thank', 'christmas', 'yall', 'come']</text:p>
          </table:table-cell>
          <table:table-cell office:value-type="string" calcext:value-type="string">
            <text:p>['love', 'happy', 'music', 'birthday', 'day', 'christmas', 'come', 'great', 'back', 'week']</text:p>
          </table:table-cell>
          <table:table-cell office:value-type="string" calcext:value-type="string">
            <text:p>['im in . i love', 'hey all! we have gigs in and around , this week! thanks for supporting "live music", have an awesome weekend, &amp;amp; i hope to see y-o-u at a show real soon!! (please: like, share &amp;amp; subscribe on the website - it\'s % free!).', 'happy birthday']</text:p>
          </table:table-cell>
          <table:table-cell office:value-type="string" calcext:value-type="string">
            <text:p><text:s/>#MusicLoveAndLifeMoments</text:p>
          </table:table-cell>
          <table:table-cell office:value-type="string" calcext:value-type="string">
            <text:p><text:s/>Personal Joys &amp; Milesto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994" calcext:value-type="float">
            <text:p>17994</text:p>
          </table:table-cell>
          <table:table-cell table:style-name="ce2" office:value-type="string" calcext:value-type="string">
            <text:p>1_fire_beach_day_flight</text:p>
          </table:table-cell>
          <table:table-cell office:value-type="string" calcext:value-type="string">
            <text:p>['fire', 'beach', 'day', 'flight', 'get', 'coffee', 'amp', 'today', 'sunset', 'new', 'trip', 'im', 'summer', 'one', 'morning', 'tickets', 'drive', 'fitness', 'time', 'beautiful', 'car', 'back', 'like', 'got', 'hair', 'go', 'good', 'beer', 'see', 'love']</text:p>
          </table:table-cell>
          <table:table-cell office:value-type="string" calcext:value-type="string">
            <text:p>['travel', 'trip', 'flight', 'sunset', 'day', 'plane', 'sunrise', 'weekend', 'flying', 'days']</text:p>
          </table:table-cell>
          <table:table-cell office:value-type="string" calcext:value-type="string">
            <text:p>['fire', 'beach', 'flight', 'sunset', 'trip', 'summer', 'morning', 'tickets', 'fitness', 'car']</text:p>
          </table:table-cell>
          <table:table-cell office:value-type="string" calcext:value-type="string">
            <text:p>['flying to in a few weeks! im so excited! first trip of ! last year i was all over the place, my ass cant be still. traveling is a must, especially at this age.', 'and a half weeks before i get on a one way flight to <text:s/>please go easy on me.', 'theres no way my flight just got cancelled &amp;amp; im stuck in another day .. no way']</text:p>
          </table:table-cell>
          <table:table-cell office:value-type="string" calcext:value-type="string">
            <text:p><text:s/>Summer Travel &amp; Enjoyment</text:p>
          </table:table-cell>
          <table:table-cell office:value-type="string" calcext:value-type="string">
            <text:p> Summer Road Trip</text:p>
            <text:p>This wou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12" calcext:value-type="float">
            <text:p>15312</text:p>
          </table:table-cell>
          <table:table-cell table:style-name="ce3" office:value-type="string" calcext:value-type="string">
            <text:p>2_trump_vote_people_state</text:p>
          </table:table-cell>
          <table:table-cell office:value-type="string" calcext:value-type="string">
            <text:p>['trump', 'vote', 'people', 'state', 'president', 'police', 'amp', 'biden', 'election', 'governor', 'like', 'get', 'voting', 'would', 'states', 'one', 'democrats', 'black', 'republican', 'need', 'dont', 'law', 'country', 'think', 'voters', 'us', 'republicans', 'right', 'know', 'media']</text:p>
          </table:table-cell>
          <table:table-cell office:value-type="string" calcext:value-type="string">
            <text:p>['voters', 'election', 'ballots', 'voting', 'vote', 'ballot', 'elected', 'voted', 'votes', 'president']</text:p>
          </table:table-cell>
          <table:table-cell office:value-type="string" calcext:value-type="string">
            <text:p>['trump', 'police', 'election', 'governor', 'voting', 'states', 'voters', 'republicans', 'know', 'media']</text:p>
          </table:table-cell>
          <table:table-cell office:value-type="string" calcext:value-type="string">
            <text:p>["i'm at president &amp;amp; in ,", ', knows that only president trump will put first. and thats why theyre going to help deliver the again in days for our president &amp;amp; ', '/ residents get out and vote. you can vote by mail, early and in-person at vote centers beginning today or at the polls (51 vote centers) days before and election day, november . | see below for vote center times/locations.']</text:p>
          </table:table-cell>
          <table:table-cell office:value-type="string" calcext:value-type="string">
            <text:p> US Election Politics</text:p>
            <text:p/>
          </table:table-cell>
          <table:table-cell office:value-type="string" calcext:value-type="string">
            <text:p><text:s/>US Election 20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838" calcext:value-type="float">
            <text:p>9838</text:p>
          </table:table-cell>
          <table:table-cell table:style-name="ce4" office:value-type="string" calcext:value-type="string">
            <text:p>3_game_team_win_play</text:p>
          </table:table-cell>
          <table:table-cell office:value-type="string" calcext:value-type="string">
            <text:p>['game', 'team', 'win', 'play', 'vs', 'baseball', 'football', 'season', 'teams', 'hes', 'games', 'like', 'year', 'basketball', 'get', 'first', 'good', 'go', 'one', 'last', 'would', 'think', 'going', 'time', 'amp', 'fans', 'beat', 'back', 'tonight', 'im']</text:p>
          </table:table-cell>
          <table:table-cell office:value-type="string" calcext:value-type="string">
            <text:p>['game', 'playoffs', 'players', 'nfl', 'games', 'playing', 'played', 'play', 'football', 'player']</text:p>
          </table:table-cell>
          <table:table-cell office:value-type="string" calcext:value-type="string">
            <text:p>['game', 'win', 'baseball', 'football', 'season', 'teams', 'basketball', 'first', 'go', 'fans']</text:p>
          </table:table-cell>
          <table:table-cell office:value-type="string" calcext:value-type="string">
            <text:p>['game is still -0. lights out, looks like there will be a slight game delay. when in', 'fun game to see the players in s tonight.', '. for the usc game this saturday &amp;amp; for the game. yet another week we can actually watch asu! win or lose, its been a good season to actually be able to see on tv.']</text:p>
          </table:table-cell>
          <table:table-cell office:value-type="string" calcext:value-type="string">
            <text:p><text:s/>Sports Season Updates [Read</text:p>
          </table:table-cell>
          <table:table-cell office:value-type="string" calcext:value-type="string">
            <text:p> Sports Game Outcomes ’?</text:p>
            <text:p>H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22" calcext:value-type="float">
            <text:p>7722</text:p>
          </table:table-cell>
          <table:table-cell table:style-name="ce5" office:value-type="string" calcext:value-type="string">
            <text:p>4_traffic_exit_accident_construction</text:p>
          </table:table-cell>
          <table:table-cell office:value-type="string" calcext:value-type="string">
            <text:p>['traffic', 'exit', 'accident', 'construction', 'cleared', 'nb', 'sb', 'blocked', 'incident', 'eb', 'wb', 'rd', 'lane', 'back', 'updated', 'directions', 'st', 'stop', 'reported', 'stopped', 'dfwtraffic', 'lanes', 'closed', 'go', 'blvd', 'left', 'right', 'pdx911', 'south', 'north']</text:p>
          </table:table-cell>
          <table:table-cell office:value-type="string" calcext:value-type="string">
            <text:p>['traffic', 'accident', 'road', 'lanes', 'lane', 'i87northway', 'vehicle', 'crash', 'exit', 'route']</text:p>
          </table:table-cell>
          <table:table-cell office:value-type="string" calcext:value-type="string">
            <text:p>['traffic', 'exit', 'accident', 'construction', 'cleared', 'sb', 'blocked', 'directions', 'dfwtraffic', 'lanes']</text:p>
          </table:table-cell>
          <table:table-cell office:value-type="string" calcext:value-type="string">
            <text:p>['accident. right lane blocked in <text:s/>on at , stop and go traffic back to traffic', 'accident. one lane blocked in <text:s/>on rt-21 sb at rd ave, stopped traffic back to exit / traffic', 'accident, right lane blocked in <text:s/>on eb between / / and , stop and go traffic back to / / traffic']</text:p>
          </table:table-cell>
          <table:table-cell office:value-type="string" calcext:value-type="string">
            <text:p><text:s/>**Traffic Accident &amp; Construction Updates**</text:p>
          </table:table-cell>
          <table:table-cell office:value-type="string" calcext:value-type="string">
            <text:p><text:s/>Traffic Congestion &amp; Accidents Update: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948" calcext:value-type="float">
            <text:p>5948</text:p>
          </table:table-cell>
          <table:table-cell table:style-name="ce6" office:value-type="string" calcext:value-type="string">
            <text:p>5_reports_snow_inch_pm</text:p>
          </table:table-cell>
          <table:table-cell office:value-type="string" calcext:value-type="string">
            <text:p>['reports', 'snow', 'inch', 'pm', 'rain', 'tstm', 'wnd', 'cdt', '00', 'forecast', 'co', 'hi', 'edt', 'est', 'thunderstorm', 'warning', 'public', 'severe', 'station', 'heavy', 'cst', 'gst', 'mph', 'tonight', 'dmg', 'storm', 'spotter', 'observer', 'non', 'mdt']</text:p>
          </table:table-cell>
          <table:table-cell office:value-type="string" calcext:value-type="string">
            <text:p>['snowfall', 'snow', 'snowing', 'winter', 'cold', 'weather', 'ice', 'mph', 'forecast', 'storm']</text:p>
          </table:table-cell>
          <table:table-cell office:value-type="string" calcext:value-type="string">
            <text:p>['snow', 'rain', 'cdt', 'forecast', 'thunderstorm', 'warning', 'station', 'gst', 'mph', 'storm']</text:p>
          </table:table-cell>
          <table:table-cell office:value-type="string" calcext:value-type="string">
            <text:p>['at :00 am cst, w [ co, ] trained spotter reports snow of inch', 'at :30 pm est, n [ , ] trained spotter reports snow of inch', 'at :00 am cst, [ , ] public reports snow of inch']</text:p>
          </table:table-cell>
          <table:table-cell office:value-type="string" calcext:value-type="string">
            <text:p> Severe Weather Alerts .</text:p>
            <text:p/>
          </table:table-cell>
          <table:table-cell office:value-type="string" calcext:value-type="string">
            <text:p><text:s/>Weather Alerts)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69" calcext:value-type="float">
            <text:p>4069</text:p>
          </table:table-cell>
          <table:table-cell table:style-name="ce7" office:value-type="string" calcext:value-type="string">
            <text:p>6_food_pizza_dinner_chicken</text:p>
          </table:table-cell>
          <table:table-cell office:value-type="string" calcext:value-type="string">
            <text:p>['food', 'pizza', 'dinner', 'chicken', 'lunch', 'poisoning', 'tacos', 'breakfast', 'taco', 'eat', 'restaurant', 'diarrhea', 'delicious', 'amp', 'burger', 'best', 'good', 'nausea', 'vomiting', 'salad', 'cheese', 'sandwich', 'eating', 'steak', 'yummy', 'meal', 'beef', 'ate', 'pork', 'cake']</text:p>
          </table:table-cell>
          <table:table-cell office:value-type="string" calcext:value-type="string">
            <text:p>['pizza', 'food', 'dish', 'foodie', 'meal', 'yummy', 'burrito', 'eat', 'foodporn', 'ate']</text:p>
          </table:table-cell>
          <table:table-cell office:value-type="string" calcext:value-type="string">
            <text:p>['food', 'pizza', 'lunch', 'tacos', 'burger', 'vomiting', 'salad', 'eating', 'yummy', 'meal']</text:p>
          </table:table-cell>
          <table:table-cell office:value-type="string" calcext:value-type="string">
            <text:p>["domino's pizza - , - i ordered cheesy bread and pizza at pm. went to bed at . i woke at am vomiting orange. food poisoning dominospizza nausea vomiting", 'shake shack - , - ate the hot honey chicken sandwich at lunch, no other food before experiencing diarrhea around dinnertime. i know it was from ther... food poisoning', 'its good food in ?']</text:p>
          </table:table-cell>
          <table:table-cell office:value-type="string" calcext:value-type="string">
            <text:p><text:s/>Food &amp; Dining Experiences</text:p>
          </table:table-cell>
          <table:table-cell office:value-type="string" calcext:value-type="string">
            <text:p> "Food &amp; Restaurant Experiences"</text:p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48" calcext:value-type="float">
            <text:p>2448</text:p>
          </table:table-cell>
          <table:table-cell table:style-name="ce8" office:value-type="string" calcext:value-type="string">
            <text:p>7_dog_cat_catsofinstagram_dogsofinstagram</text:p>
          </table:table-cell>
          <table:table-cell office:value-type="string" calcext:value-type="string">
            <text:p>['dog', 'cat', 'catsofinstagram', 'dogsofinstagram', 'dogs', 'cats', 'puppy', 'quarantine', 'birds', 'cleaning', 'pet', 'bird', 'kitty', 'day', 'pup', 'love', 'adoptdontshop', 'little', 'rescue', 'clean', 'happy', 'pets', 'today', 'like', 'kitten', 'morning', 'puppylove', 'animal', 'home', 'one']</text:p>
          </table:table-cell>
          <table:table-cell office:value-type="string" calcext:value-type="string">
            <text:p>['doggy', 'dog', 'doggo', 'dogslife', 'pug', 'puppylove', 'terrier', 'rescuedog', 'dogs', 'pets']</text:p>
          </table:table-cell>
          <table:table-cell office:value-type="string" calcext:value-type="string">
            <text:p>['catsofinstagram', 'dogsofinstagram', 'cats', 'cleaning', 'kitty', 'pets', 'today', 'kitten', 'puppylove', 'home']</text:p>
          </table:table-cell>
          <table:table-cell office:value-type="string" calcext:value-type="string">
            <text:p>['my happy girl! dog dogsofinstagram rescuedog furbaby dogmom happy grateful ,', 'lazy dog day ,', 'dog walk : : : : : life nyc <text:s/>dog dogsofinstagram family johndemsey coachjakob lifestyle ,']</text:p>
          </table:table-cell>
          <table:table-cell office:value-type="string" calcext:value-type="string">
            <text:p><text:s/>Pet Adoption &amp; Care during Quarant</text:p>
          </table:table-cell>
          <table:table-cell office:value-type="string" calcext:value-type="string">
            <text:p> Pet Adoptions &amp; Daily Life</text:p>
            <text:p/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53" calcext:value-type="float">
            <text:p>2353</text:p>
          </table:table-cell>
          <table:table-cell table:style-name="ce9" office:value-type="string" calcext:value-type="string">
            <text:p>8_posted_photo_art_video</text:p>
          </table:table-cell>
          <table:table-cell office:value-type="string" calcext:value-type="string">
            <text:p>['posted', 'photo', 'art', 'video', 'painting', 'artist', 'mural', 'film', 'hollywood', 'museum', 'streetart', 'youtube', 'movie', 'new', 'paint', 'drawing', 'graffiti', 'artwork', 'publicar', 'gallery', 'foto', 'amp', 'photography', 'photographer', 'actor', 'watercolor', 'canvas', 'illustration', 'love', 'acaba']</text:p>
          </table:table-cell>
          <table:table-cell office:value-type="string" calcext:value-type="string">
            <text:p>['foto', 'photo', 'picture', 'posted', 'pics', 'photos', 'pictures', 'post', 'see', 'photography']</text:p>
          </table:table-cell>
          <table:table-cell office:value-type="string" calcext:value-type="string">
            <text:p>['video', 'painting', 'artist', 'mural', 'streetart', 'graffiti', 'artwork', 'gallery', 'photographer', 'watercolor']</text:p>
          </table:table-cell>
          <table:table-cell office:value-type="string" calcext:value-type="string">
            <text:p>['just posted a photo / - ,', 'just posted a photo , , ,', 'just posted a photo on']</text:p>
          </table:table-cell>
          <table:table-cell office:value-type="string" calcext:value-type="string">
            <text:p><text:s/>Visual Arts &amp; Cinema Name:</text:p>
          </table:table-cell>
          <table:table-cell office:value-type="string" calcext:value-type="string">
            <text:p> "Visual Arts &amp; Entertainment"</text:p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3" calcext:value-type="float">
            <text:p>2303</text:p>
          </table:table-cell>
          <table:table-cell table:style-name="ce10" office:value-type="string" calcext:value-type="string">
            <text:p>9_hiring_job_jobs_latest</text:p>
          </table:table-cell>
          <table:table-cell office:value-type="string" calcext:value-type="string">
            <text:p>['hiring', 'job', 'jobs', 'latest', 'opening', 'fit', 'work', 'jpmorgan', 'want', 'manager', 'join', 'greystar', 'chase', 'bank', 'team', 'apply', 'great', 'engineer', 'see', 'software', 'interested', 'details', 'technician', 'leasing', 'might', 'recommend', 'assistant', 'could', 'services', 'anyone']</text:p>
          </table:table-cell>
          <table:table-cell office:value-type="string" calcext:value-type="string">
            <text:p>['hiring', 'job', 'jobs', 'manager', 'supervisor', 'newyorkjobs', 'executive', 'recruiting', 'director', 'company']</text:p>
          </table:table-cell>
          <table:table-cell office:value-type="string" calcext:value-type="string">
            <text:p>['hiring', 'jobs', 'jpmorgan', 'manager', 'greystar', 'bank', 'software', 'technician', 'assistant', 'services']</text:p>
          </table:table-cell>
          <table:table-cell office:value-type="string" calcext:value-type="string">
            <text:p>["we're hiring! see our latest job opening: senior program manager charlotte,", 'join the , , , , , team! our latest job opening: ,', "we're hiring! see our latest job opening: operations manager south ,"]</text:p>
          </table:table-cell>
          <table:table-cell office:value-type="string" calcext:value-type="string">
            <text:p><text:s/>"Job Listings &amp; Applications"</text:p>
          </table:table-cell>
          <table:table-cell office:value-type="string" calcext:value-type="string">
            <text:p><text:s/>Job Openings &amp; Career Opportuniti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7" calcext:value-type="float">
            <text:p>2037</text:p>
          </table:table-cell>
          <table:table-cell table:style-name="ce11" office:value-type="string" calcext:value-type="string">
            <text:p>10_realestate_listing_buyer_virtual</text:p>
          </table:table-cell>
          <table:table-cell office:value-type="string" calcext:value-type="string">
            <text:p>['realestate', 'listing', 'buyer', 'virtual', 'looking', 'tour', 'show', 'hotel', 'would', 'love', '000', 'home', 'see', 'drive', 'realtor', 'estate', 'eurocopter', 'bath', '350', 'feet', 'squawking', 'circling', 'casino', 'real', 'street', 'house', 'speed', 'miles', 'bedroom', 'b2']</text:p>
          </table:table-cell>
          <table:table-cell office:value-type="string" calcext:value-type="string">
            <text:p>['realestateagent', 'realtors', 'realtor', 'realestate', 'estate', 'listing', 'property', 'located', 'listed', 'tour']</text:p>
          </table:table-cell>
          <table:table-cell office:value-type="string" calcext:value-type="string">
            <text:p>['realestate', 'virtual', 'tour', 'hotel', 'realtor', 'estate', 'eurocopter', 'casino', 'house', 'miles']</text:p>
          </table:table-cell>
          <table:table-cell office:value-type="string" calcext:value-type="string">
            <text:p>['see a virtual tour of my listing on <text:s text:c="2"/>realestate', 'i would love to show you my listing at s <text:s text:c="3"/>realestate', 'see a virtual tour of my listing on <text:s/>. <text:s/>realestate']</text:p>
          </table:table-cell>
          <table:table-cell office:value-type="string" calcext:value-type="string">
            <text:p> Real Estate Listings &amp; Tours</text:p>
            <text:p/>
          </table:table-cell>
          <table:table-cell office:value-type="string" calcext:value-type="string">
            <text:p><text:s/>"Real Estate Listings &amp; Virtual Tou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12" calcext:value-type="float">
            <text:p>1712</text:p>
          </table:table-cell>
          <table:table-cell table:style-name="ce11" office:value-type="string" calcext:value-type="string">
            <text:p>11_move_moving_chicago_live</text:p>
          </table:table-cell>
          <table:table-cell office:value-type="string" calcext:value-type="string">
            <text:p>['move', 'moving', 'chicago', 'live', 'city', 'moved', 'housing', 'im', 'rent', 'living', 'lived', 'nyc', 'newyork', 'like', 'love', 'back', 'years', 'want', 'new', 'affordable', 'town', 'think', 'born', 'lol', 'one', 'home', 'wanna', 'need', 'really', 'newyorkcity']</text:p>
          </table:table-cell>
          <table:table-cell office:value-type="string" calcext:value-type="string">
            <text:p>['move', 'moved', 'moving', 'living', 'going', 'housing', 'apartments', 'eviction', 'evictions', 'zoning']</text:p>
          </table:table-cell>
          <table:table-cell office:value-type="string" calcext:value-type="string">
            <text:p>['chicago', 'live', 'city', 'moved', 'housing', 'living', 'nyc', 'newyork', 'town', 'newyorkcity']</text:p>
          </table:table-cell>
          <table:table-cell office:value-type="string" calcext:value-type="string">
            <text:p>['should i move to', 'move to', 'we should move the to .']</text:p>
          </table:table-cell>
          <table:table-cell office:value-type="string" calcext:value-type="string">
            <text:p><text:s/>"Urban Mobility &amp; Affordable Housing"</text:p>
          </table:table-cell>
          <table:table-cell office:value-type="string" calcext:value-type="string">
            <text:p><text:s/>"Moving, Housing &amp; Living - Urb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8" calcext:value-type="float">
            <text:p>1498</text:p>
          </table:table-cell>
          <table:table-cell table:style-name="ce12" office:value-type="string" calcext:value-type="string">
            <text:p>12_coronavirus_covid_vaccine_cases</text:p>
          </table:table-cell>
          <table:table-cell office:value-type="string" calcext:value-type="string">
            <text:p>['coronavirus', 'covid', 'vaccine', 'cases', '19', 'covid19', 'deaths', 'vaccinated', 'positive', 'testing', 'vaccination', 'virus', 'vaccines', 'new', 'health', 'get', 'tested', 'people', 'confirmed', 'state', 'test', 'says', 'tests', 'total', 'amp', 'covid_19', 'via', 'today', 'corona', 'pandemic']</text:p>
          </table:table-cell>
          <table:table-cell office:value-type="string" calcext:value-type="string">
            <text:p>['coronavirus', 'covid_19', 'covid19', 'covidvaccine', 'covid', 'virus', 'corona', 'outbreak', 'flu', 'infected']</text:p>
          </table:table-cell>
          <table:table-cell office:value-type="string" calcext:value-type="string">
            <text:p>['coronavirus', 'covid19', 'deaths', 'vaccination', 'virus', 'vaccines', 'tests', 'covid_19', 'corona', 'pandemic']</text:p>
          </table:table-cell>
          <table:table-cell office:value-type="string" calcext:value-type="string">
            <text:p>['coronavirus is in ....', 'coronavirus ,', 'coronavirus : state reports new deaths along with new hospitalizations as new cases of covid-19 rise by']</text:p>
          </table:table-cell>
          <table:table-cell office:value-type="string" calcext:value-type="string">
            <text:p><text:s/>COVID-19 Vaccine Progress ...</text:p>
          </table:table-cell>
          <table:table-cell office:value-type="string" calcext:value-type="string">
            <text:p><text:s/>Covid-19 Vaccinations, Te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13_halloween_mask_masks_wear</text:p>
          </table:table-cell>
          <table:table-cell office:value-type="string" calcext:value-type="string">
            <text:p>['halloween', 'mask', 'masks', 'wear', 'wearing', 'happy', 'pumpkin', 'people', 'face', 'mandate', 'costume', 'happyhalloween', 'candy', 'spooky', 'ghost', 'haunted', 'one', 'party', 'fun', 'covid', 'pumpkins', 'year', 'halloween2019', 'october', 'horror', 'still', 'required', 'night', 'today', 'dont']</text:p>
          </table:table-cell>
          <table:table-cell office:value-type="string" calcext:value-type="string">
            <text:p>['halloween', 'happyhalloween', 'halloween2019', 'halloween2022', 'halloweencostume', 'pumpkin', 'pumpkins', 'spooky', 'scary', 'creepy']</text:p>
          </table:table-cell>
          <table:table-cell office:value-type="string" calcext:value-type="string">
            <text:p>['halloween', 'masks', 'pumpkin', 'costume', 'happyhalloween', 'spooky', 'haunted', 'party', 'halloween2019', 'horror']</text:p>
          </table:table-cell>
          <table:table-cell office:value-type="string" calcext:value-type="string">
            <text:p>['its halloween weekend ,', 'happy halloween,', 'happy halloween']</text:p>
          </table:table-cell>
          <table:table-cell office:value-type="string" calcext:value-type="string">
            <text:p><text:s/>"Spooky Halloween Costumes &amp; Fun"</text:p>
          </table:table-cell>
          <table:table-cell office:value-type="string" calcext:value-type="string">
            <text:p><text:s/>"Halloween Festivities Amidst COVID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4_trending_twitter_tweet_tweets</text:p>
          </table:table-cell>
          <table:table-cell office:value-type="string" calcext:value-type="string">
            <text:p>['trending', 'twitter', 'tweet', 'tweets', 'account', 'facebook', 'followers', 'retweet', 'tweeting', 'follow', 'like', 'im', 'people', 'page', 'tweeted', 'snapchat', 'get', 'media', 'accounts', 'dont', 'use', 'see', 'saw', 'lol', 'something', 'amp', 'retweets', 'hashtags', 'retweeting', 'ive']</text:p>
          </table:table-cell>
          <table:table-cell office:value-type="string" calcext:value-type="string">
            <text:p>['trending', 'trend', 'twitter', 'hashtag', 'hashtags', 'tuiter', 'followers', 'ive', 'blog', 'likes']</text:p>
          </table:table-cell>
          <table:table-cell office:value-type="string" calcext:value-type="string">
            <text:p>['trending', 'tweet', 'tweets', 'followers', 'retweet', 'tweeting', 'tweeted', 'retweets', 'hashtags', 'retweeting']</text:p>
          </table:table-cell>
          <table:table-cell office:value-type="string" calcext:value-type="string">
            <text:p>['friday is now trending in ', ' is now trending in ', 'its very to have trending in']</text:p>
          </table:table-cell>
          <table:table-cell office:value-type="string" calcext:value-type="string">
            <text:p><text:s/>"Social Media Chatter" )</text:p>
          </table:table-cell>
          <table:table-cell office:value-type="string" calcext:value-type="string">
            <text:p><text:s/>"Social Media Activity"Pleas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94" calcext:value-type="float">
            <text:p>594</text:p>
          </table:table-cell>
          <table:table-cell table:style-name="ce6" office:value-type="string" calcext:value-type="string">
            <text:p>15_earthquake_km_utc_usgs</text:p>
          </table:table-cell>
          <table:table-cell office:value-type="string" calcext:value-type="string">
            <text:p>['earthquake', 'km', 'utc', 'usgs', 'reports', 'm1', '21', 'm0', '22', '20', 'm2', 'sse', 'magnitude', 'quake', 'min', '19', '23', 'ago', 'ml', '26', '25', 'wnw', '16', '17', '41', '15', 'felt', '27', '28', '29']</text:p>
          </table:table-cell>
          <table:table-cell office:value-type="string" calcext:value-type="string">
            <text:p>['earthquake', 'earthquakes', 'quake', 'usgs', 'm2', 'm1', 'km', 'm3', 'magnitude', 'm4']</text:p>
          </table:table-cell>
          <table:table-cell office:value-type="string" calcext:value-type="string">
            <text:p>['earthquake', 'km', 'utc', 'usgs', 'reports', 'magnitude', 'quake', '26', 'wnw', 'felt']</text:p>
          </table:table-cell>
          <table:table-cell office:value-type="string" calcext:value-type="string">
            <text:p>['usgs reports a m1.1 earthquake, km ese of , on /30/20 :22:15 utc earthquake', 'usgs reports a m1.4 earthquake, km se of , on /2/20 :21:29 utc earthquake', 'usgs reports a m1.2 earthquake, km s of , on /2/20 :22:11 utc earthquake']</text:p>
          </table:table-cell>
          <table:table-cell office:value-type="string" calcext:value-type="string">
            <text:p><text:s/>"USGS Earthquake Reports" USGS US</text:p>
          </table:table-cell>
          <table:table-cell office:value-type="string" calcext:value-type="string">
            <text:p> Earthquake Reports </text:p>
            <text:p>We wou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5" calcext:value-type="float">
            <text:p>525</text:p>
          </table:table-cell>
          <table:table-cell table:style-name="ce6" office:value-type="string" calcext:value-type="string">
            <text:p>16_flood_water_flash_flooding</text:p>
          </table:table-cell>
          <table:table-cell office:value-type="string" calcext:value-type="string">
            <text:p>['flood', 'water', 'flash', 'flooding', 'reports', 'edt', 'pm', 'cdt', 'road', 'warning', 'flooded', 'emergency', 'co', '00', 'mngr', 'report', 'dept', 'due', 'enforcement', 'closed', 'including', 'public', 'highways', 'highway', 'street', '30', 'reported', 'law', 'nws', 'mst']</text:p>
          </table:table-cell>
          <table:table-cell office:value-type="string" calcext:value-type="string">
            <text:p>['flooding', 'flood', 'floods', 'inundacion', 'flooded', 'flash', 'rain', 'creek', 'river', 'waterspout']</text:p>
          </table:table-cell>
          <table:table-cell office:value-type="string" calcext:value-type="string">
            <text:p>['flood', 'flash', 'flooding', 'reports', 'warning', 'flooded', 'emergency', 'enforcement', 'closed', 'highway']</text:p>
          </table:table-cell>
          <table:table-cell office:value-type="string" calcext:value-type="string">
            <text:p>['flash flood warning including , , until :00 pm edt', 'at :45 pm edt, [ , ] call center reports flash flood. water over road in township.', 'at :54 pm edt, w [ , ] call center reports flash flood. vehicle in flood water']</text:p>
          </table:table-cell>
          <table:table-cell office:value-type="string" calcext:value-type="string">
            <text:p><text:s/>Flash Flood Warnings</text:p>
          </table:table-cell>
          <table:table-cell office:value-type="string" calcext:value-type="string">
            <text:p><text:s/>Road Flooding Emergency Respo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9" calcext:value-type="float">
            <text:p>489</text:p>
          </table:table-cell>
          <table:table-cell table:style-name="ce12" office:value-type="string" calcext:value-type="string">
            <text:p>17_medical_med_pdx911_tland</text:p>
          </table:table-cell>
          <table:table-cell office:value-type="string" calcext:value-type="string">
            <text:p>['medical', 'med', 'pdx911', 'tland', 'block', 'ave', 'ne', 'st', 'sw', 'th', 'dr', 'blvd', 'center', 'pharmacy', 'health', 'nw', 'nd', 'port', 'clinic', 'care', 'luther', 'surgery', 'cvs', 'hospital', 'jr', 'doctors', 'doctor', 'medicine', 'university', 'king']</text:p>
          </table:table-cell>
          <table:table-cell office:value-type="string" calcext:value-type="string">
            <text:p>['medical', 'meds', 'physician', 'physicians', 'hospital', 'doctors', 'doctor', 'patients', 'clinic', 'dr']</text:p>
          </table:table-cell>
          <table:table-cell office:value-type="string" calcext:value-type="string">
            <text:p>['medical', 'dr', 'pharmacy', 'nw', 'port', 'clinic', 'surgery', 'hospital', 'doctors', 'doctor']</text:p>
          </table:table-cell>
          <table:table-cell office:value-type="string" calcext:value-type="string">
            <text:p>['med - medical at block of ne th ave, p tland, [ rp19000038405] :27 pdx911', 'med - medical at block of se th ave, p tland, [ rp19000003389] :30 pdx911', 'med - medical at block of ne th ave, p tland, [ rp19000026836] :22 pdx911']</text:p>
          </table:table-cell>
          <table:table-cell office:value-type="string" calcext:value-type="string">
            <text:p><text:s/>Medical Services &amp; LocationsHello</text:p>
          </table:table-cell>
          <table:table-cell office:value-type="string" calcext:value-type="string">
            <text:p><text:s/>"Healthcare Services and Facilities"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table:style-name="ce6" office:value-type="string" calcext:value-type="string">
            <text:p>18_event_grid_gt_outage</text:p>
          </table:table-cell>
          <table:table-cell office:value-type="string" calcext:value-type="string">
            <text:p>['event', 'grid', 'gt', 'outage', 'ting', 'detected', 'power', 'utility', 'impacted', 'electric', 'network', 'homes', 'started', 'least', 'local', 'brownout', 'pm', 'time', 'volts', 'voltage', 'minimum', '11', '37', '38', '12', '10', '43', '23', '36', '21']</text:p>
          </table:table-cell>
          <table:table-cell office:value-type="string" calcext:value-type="string">
            <text:p>['outage', 'poweroutage', 'electric', 'voltage', 'grid', 'shutdowns', 'shutoff', 'utility', 'power', '25pm']</text:p>
          </table:table-cell>
          <table:table-cell office:value-type="string" calcext:value-type="string">
            <text:p>['grid', 'gt', 'outage', 'power', 'utility', 'electric', 'brownout', 'volts', 'voltage', 'minimum']</text:p>
          </table:table-cell>
          <table:table-cell office:value-type="string" calcext:value-type="string">
            <text:p>[', (8:19 am) grid power outage event &amp;gt;&amp;gt; the ting network detected an electric utility grid power outage event. the event started at :19 am local time and impacted at least homes.', ', (9:15 pm) grid power outage event &amp;gt;&amp;gt; the ting network detected an electric utility grid power outage event. the event started at :15 pm local time and impacted at least homes.', ', (8:00 am) grid power outage event &amp;gt;&amp;gt; the ting network detected an electric utility grid power outage event. the event started at :00 am local time and impacted at least homes.']</text:p>
          </table:table-cell>
          <table:table-cell office:value-type="string" calcext:value-type="string">
            <text:p><text:s/>Power Outage Impacts Local Homes</text:p>
          </table:table-cell>
          <table:table-cell office:value-type="string" calcext:value-type="string">
            <text:p><text:s/>**Electric Power Outage Event**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19_golf_club_course_golfing</text:p>
          </table:table-cell>
          <table:table-cell office:value-type="string" calcext:value-type="string">
            <text:p>['golf', 'club', 'course', 'golfing', 'tournament', 'courses', 'play', 'golfers', 'day', 'golfer', 'par', 'round', 'carts', 'amp', 'great', 'open', 'country', 'mini', 'playing', 'played', 'titleist', 'us', 'top', 'good', 'national', 'th', 'callaway', 'clubs', 'beautiful', 'today']</text:p>
          </table:table-cell>
          <table:table-cell office:value-type="string" calcext:value-type="string">
            <text:p>['golf', 'golfing', 'golfcourse', 'golfers', 'golfr', 'golfswing', 'golfer', 'golfcoach', 'golfcartshad', 'golfchat']</text:p>
          </table:table-cell>
          <table:table-cell office:value-type="string" calcext:value-type="string">
            <text:p>['golf', 'golfing', 'tournament', 'courses', 'golfers', 'golfer', 'carts', 'country', 'clubs', 'beautiful']</text:p>
          </table:table-cell>
          <table:table-cell office:value-type="string" calcext:value-type="string">
            <text:p>['we playing golf in the .', 'the best golf on .', 'a rainy day on the golf course is still an amazing day! <text:s text:c="2"/>tournament <text:s/>golf <text:s text:c="3"/>golf classof2021 mountain view golf course']</text:p>
          </table:table-cell>
          <table:table-cell office:value-type="string" calcext:value-type="string">
            <text:p> "Golf Course &amp; Tournaments"</text:p>
            <text:p/>
          </table:table-cell>
          <table:table-cell office:value-type="string" calcext:value-type="string">
            <text:p><text:s/>"Golf Lifestyle" or “Gol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_sleep_sleeping_nap_bed</text:p>
          </table:table-cell>
          <table:table-cell office:value-type="string" calcext:value-type="string">
            <text:p>['sleep', 'sleeping', 'nap', 'bed', 'asleep', 'slept', 'woke', 'sleepy', 'awake', 'night', 'im', 'wake', 'get', 'tired', 'going', 'time', 'home', 'since', 'lay', 'day', 'go', 'insomnia', 'early', 'hours', 'back', 'little', 'let', 'work', 'today', 'room']</text:p>
          </table:table-cell>
          <table:table-cell office:value-type="string" calcext:value-type="string">
            <text:p>['sleep', 'durmiendo', 'sleeping', 'slept', 'insomnia', 'sleepy', 'snooze', 'asleep', 'tired', 'woke']</text:p>
          </table:table-cell>
          <table:table-cell office:value-type="string" calcext:value-type="string">
            <text:p>['sleep', 'sleeping', 'bed', 'asleep', 'slept', 'woke', 'sleepy', 'tired', 'insomnia', 'hours']</text:p>
          </table:table-cell>
          <table:table-cell office:value-type="string" calcext:value-type="string">
            <text:p>['dont sleep on !', "don't sleep on", 'no sleep, .']</text:p>
          </table:table-cell>
          <table:table-cell office:value-type="string" calcext:value-type="string">
            <text:p><text:s/>"Sleep Patterns &amp; Fatigue"</text:p>
          </table:table-cell>
          <table:table-cell office:value-type="string" calcext:value-type="string">
            <text:p><text:s/>Sleep Patterns 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21_energy_solar_oil_renewable</text:p>
          </table:table-cell>
          <table:table-cell office:value-type="string" calcext:value-type="string">
            <text:p>['energy', 'solar', 'oil', 'renewable', 'wind', 'coal', 'electricity', 'power', 'electric', 'gas', 'clean', 'companies', 'panels', 'growsolar', 'renewables', 'world', 'vets', 'technology', 'infrastructure', 'fuels', 'nuclear', 'fossil', 'veteran', 'future', 'grid', 'changing', 'need', 'amp', 'plant', 'plants']</text:p>
          </table:table-cell>
          <table:table-cell office:value-type="string" calcext:value-type="string">
            <text:p>['renewableenergy', 'renewables', 'renewable', 'energy', 'electricity', 'solarenergy', 'fuels', 'utilities', 'power', 'sustainable']</text:p>
          </table:table-cell>
          <table:table-cell office:value-type="string" calcext:value-type="string">
            <text:p>['solar', 'renewable', 'wind', 'coal', 'electricity', 'renewables', 'fuels', 'nuclear', 'future', 'grid']</text:p>
          </table:table-cell>
          <table:table-cell office:value-type="string" calcext:value-type="string">
            <text:p>["im sorry are you from where thousands of jobs are created by the energy sector? and don't bring up clean energy leads in wind energy.. last i checked literally lives off casinos and tourism.", 'when will energy be available in ?', 'record clean energy deal: dominion energy will supply the state of with renewable energy that will cover % of the electricity used by state agencies and institutions by .']</text:p>
          </table:table-cell>
          <table:table-cell office:value-type="string" calcext:value-type="string">
            <text:p><text:s/>Renewable Energy Transition Summarizing Words</text:p>
          </table:table-cell>
          <table:table-cell office:value-type="string" calcext:value-type="string">
            <text:p><text:s/>Renewable Energy Infrastructure renewable, i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1" calcext:value-type="float">
            <text:p>161</text:p>
          </table:table-cell>
          <table:table-cell table:style-name="ce7" office:value-type="string" calcext:value-type="string">
            <text:p>22_closed_closing_reopen_restaurants</text:p>
          </table:table-cell>
          <table:table-cell office:value-type="string" calcext:value-type="string">
            <text:p>['closed', 'closing', 'reopen', 'restaurants', 'location', 'close', 'open', 'stores', 'bars', 'business', 'today', 'reopening', 'offices', 'monday', 'office', 'store', 'dining', 'friday', 'phase', 'retail', 'shut', 'tomorrow', 'businesses', 'liquor', 'restaurant', 'one', 'essential', 'tuesday', 'permanently', 'area']</text:p>
          </table:table-cell>
          <table:table-cell office:value-type="string" calcext:value-type="string">
            <text:p>['closed', 'closing', 'shut', 'shutting', 'shutdown', 'closure', 'reopening', 'reopen', 'reopens', 'opened']</text:p>
          </table:table-cell>
          <table:table-cell office:value-type="string" calcext:value-type="string">
            <text:p>['closed', 'closing', 'reopen', 'restaurants', 'open', 'stores', 'bars', 'reopening', 'friday', 'businesses']</text:p>
          </table:table-cell>
          <table:table-cell office:value-type="string" calcext:value-type="string">
            <text:p>["after a very busy month of june, we will be closed on sunday /4 and monday /5 for a much needed break for our staff. we'll also be closed for lunch on tuesday /6 for renovations and will reopen at pm on /6. have a happy th, .", 'i was just in and the one there closed down', 'is closed.']</text:p>
          </table:table-cell>
          <table:table-cell office:value-type="string" calcext:value-type="string">
            <text:p><text:s/>"Business Re openings &amp; Closings"</text:p>
          </table:table-cell>
          <table:table-cell office:value-type="string" calcext:value-type="string">
            <text:p><text:s/>Business Operations &amp; Reopenings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3_money_cash_bank_get</text:p>
          </table:table-cell>
          <table:table-cell office:value-type="string" calcext:value-type="string">
            <text:p>['money', 'cash', 'bank', 'get', 'got', 'im', 'spend', 'need', 'said', 'yall', 'pay', 'called', 'dont', 'much', '1500', 'spent', 'put', 'someone', 'account', 'wallet', 'lost', 'go', 'line', 'making', 'unstimulated', 'moneymakingmonday', 'bedroomkandi', 'take', '500', 'billion']</text:p>
          </table:table-cell>
          <table:table-cell office:value-type="string" calcext:value-type="string">
            <text:p>['money', 'moneymakingmonday', 'cash', 'bucks', 'dollars', 'cashmeet', 'spend', 'spent', 'dollar', 'paying']</text:p>
          </table:table-cell>
          <table:table-cell office:value-type="string" calcext:value-type="string">
            <text:p>['money', 'cash', 'bank', 'spend', 'pay', '1500', 'account', 'wallet', 'moneymakingmonday', 'bedroomkandi']</text:p>
          </table:table-cell>
          <table:table-cell office:value-type="string" calcext:value-type="string">
            <text:p>['all money in', 'money on it is!!!!!!', 'all money in ,']</text:p>
          </table:table-cell>
          <table:table-cell office:value-type="string" calcext:value-type="string">
            <text:p> Money Management &amp; Spending</text:p>
            <text:p>That</text:p>
          </table:table-cell>
          <table:table-cell office:value-type="string" calcext:value-type="string">
            <text:p><text:s/>**Finances &amp; Money Making**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2:.B26])" office:value-type="float" office:value="187258" calcext:value-type="float">
            <text:p>187258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 topic</text:p>
          </table:table-cell>
          <table:table-cell table:formula="of:=[.B2]/[.B28]" office:value-type="float" office:value="0.452509372096252" calcext:value-type="float">
            <text:p>0.45250937209625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family and celebrations</text:p>
          </table:table-cell>
          <table:table-cell table:formula="of:=SUM([.B3];[.B16])/[.B28]" office:value-type="float" office:value="0.138349229405419" calcext:value-type="float">
            <text:p>0.1383492294054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politics/society</text:p>
          </table:table-cell>
          <table:table-cell table:formula="of:=SUM([.B5];[.B24])/[.B28]" office:value-type="float" office:value="0.0827200974057183" calcext:value-type="float">
            <text:p>0.082720097405718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sport/musicfree time</text:p>
          </table:table-cell>
          <table:table-cell table:formula="of:=SUM([.B6];[.B22])/[.B28]" office:value-type="float" office:value="0.0536906300398381" calcext:value-type="float">
            <text:p>0.05369063003983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ravelling</text:p>
          </table:table-cell>
          <table:table-cell table:formula="of:=[.B4]/[.B28]" office:value-type="float" office:value="0.0960920227707227" calcext:value-type="float">
            <text:p>0.096092022770722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food/drink</text:p>
          </table:table-cell>
          <table:table-cell table:formula="of:=SUM([.B9];[.B25])/[.B28]" office:value-type="float" office:value="0.0225891550694763" calcext:value-type="float">
            <text:p>0.02258915506947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ronavirus/vaccines/health</text:p>
          </table:table-cell>
          <table:table-cell table:formula="of:=SUM([.B15];[.B20])/[.B28]" office:value-type="float" office:value="0.0106110286342907" calcext:value-type="float">
            <text:p>0.01061102863429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ransportation</text:p>
          </table:table-cell>
          <table:table-cell table:formula="of:=[.B7]/[.B28]" office:value-type="float" office:value="0.04123722350981" calcext:value-type="float">
            <text:p>0.041237223509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post photo</text:p>
          </table:table-cell>
          <table:table-cell table:formula="of:=[.B11]/[.B28]" office:value-type="float" office:value="0.0125655512715078" calcext:value-type="float">
            <text:p>0.01256555127150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nature/weather/natiral disaster</text:p>
          </table:table-cell>
          <table:table-cell table:formula="of:=SUM([.B8];[.B18];[.B19];[.B21])/[.B28]" office:value-type="float" office:value="0.0390851125185573" calcext:value-type="float">
            <text:p>0.03908511251855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animals</text:p>
          </table:table-cell>
          <table:table-cell table:formula="of:=[.B10]/[.B28]" office:value-type="float" office:value="0.0130728727210586" calcext:value-type="float">
            <text:p>0.01307287272105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economy</text:p>
          </table:table-cell>
          <table:table-cell table:formula="of:=SUM([.B12];[.B13];[.B14];[.B26])/[.B28]" office:value-type="float" office:value="0.0331307607685653" calcext:value-type="float">
            <text:p>0.03313076076856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thers</text:p>
          </table:table-cell>
          <table:table-cell table:formula="of:=SUM([.B17];[.B23])/[.B28]" office:value-type="float" office:value="0.00434694378878339" calcext:value-type="float">
            <text:p>0.0043469437887833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SUM([.D35:.D47])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4T10:41:39.222154351</dc:date>
    <meta:editing-duration>PT4M57S</meta:editing-duration>
    <meta:editing-cycles>1</meta:editing-cycles>
    <meta:document-statistic meta:table-count="1" meta:cell-count="263" meta:object-count="0"/>
    <meta:generator>LibreOffice/7.3.7.2$Linux_X86_64 LibreOffice_project/30$Build-2</meta:generator>
  </office:meta>
</office:document-meta>
</file>